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aleway" svg:font-family="Raleway"/>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0.1799in" fo:text-align="start" style:justify-single-word="false" fo:text-indent="0in" style:auto-text-indent="false"/>
    </style:style>
    <style:style style:name="P2" style:family="paragraph" style:parent-style-name="Standard" style:master-page-name="Standard">
      <style:paragraph-properties fo:margin-left="0in" fo:margin-right="0in" fo:margin-top="0in" fo:margin-bottom="0.111in" loext:contextual-spacing="false" fo:line-height="0.25in" fo:text-align="start" style:justify-single-word="false" fo:text-indent="0in" style:auto-text-indent="false" style:page-number="auto"/>
    </style:style>
    <style:style style:name="P3" style:family="paragraph" style:parent-style-name="Standard">
      <style:paragraph-properties fo:margin-left="0in" fo:margin-right="0in" fo:margin-top="0in" fo:margin-bottom="0in" loext:contextual-spacing="false" fo:line-height="0.25in" fo:text-align="start"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0.25in" fo:text-align="start" style:justify-single-word="false" fo:text-indent="0in" style:auto-text-indent="false"/>
      <style:text-properties style:use-window-font-color="true" style:font-name="Times New Roman" fo:font-size="12pt" fo:letter-spacing="normal" fo:background-color="transparent" style:font-name-asian="Times New Roman1" style:font-size-asian="12pt" style:font-name-complex="Times New Roman1"/>
    </style:style>
    <style:style style:name="P5" style:family="paragraph" style:parent-style-name="Standard" style:list-style-name="WWNum2">
      <style:paragraph-properties fo:margin-left="0.5in" fo:margin-right="0in" fo:margin-top="0in" fo:margin-bottom="0in" loext:contextual-spacing="false" fo:line-height="0.25in" fo:text-align="start" style:justify-single-word="false" fo:text-indent="-0.25in" style:auto-text-indent="false"/>
    </style:style>
    <style:style style:name="P6" style:family="paragraph" style:parent-style-name="Standard" style:list-style-name="WWNum4">
      <style:paragraph-properties fo:margin-left="0.5in" fo:margin-right="0in" fo:margin-top="0in" fo:margin-bottom="0in" loext:contextual-spacing="false" fo:line-height="0.25in" fo:text-align="start" style:justify-single-word="false" fo:text-indent="-0.25in" style:auto-text-indent="false"/>
    </style:style>
    <style:style style:name="P7" style:family="paragraph" style:parent-style-name="Standard" style:list-style-name="WWNum6">
      <style:paragraph-properties fo:margin-left="0.5in" fo:margin-right="0in" fo:margin-top="0in" fo:margin-bottom="0in" loext:contextual-spacing="false" fo:line-height="0.25in" fo:text-align="start" style:justify-single-word="false" fo:text-indent="-0.25in" style:auto-text-indent="false"/>
    </style:style>
    <style:style style:name="P8" style:family="paragraph" style:parent-style-name="Standard" style:list-style-name="WWNum8">
      <style:paragraph-properties fo:margin-left="0.5in" fo:margin-right="0in" fo:margin-top="0in" fo:margin-bottom="0in" loext:contextual-spacing="false" fo:line-height="0.25in" fo:text-align="start" style:justify-single-word="false" fo:text-indent="-0.25in" style:auto-text-indent="false"/>
    </style:style>
    <style:style style:name="P9" style:family="paragraph" style:parent-style-name="Standard" style:list-style-name="WWNum10">
      <style:paragraph-properties fo:margin-left="0.5in" fo:margin-right="0in" fo:margin-top="0in" fo:margin-bottom="0in" loext:contextual-spacing="false" fo:line-height="0.25in" fo:text-align="start"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0.25in" fo:text-align="start" style:justify-single-word="false" fo:text-indent="-0.25in" style:auto-text-indent="false"/>
      <style:text-properties fo:font-weight="bold" style:font-weight-asian="bold" style:font-weight-complex="bold"/>
    </style:style>
    <style:style style:name="P11" style:family="paragraph" style:parent-style-name="Standard" style:list-style-name="WWNum12">
      <style:paragraph-properties fo:margin-left="0.5in" fo:margin-right="0in" fo:margin-top="0in" fo:margin-bottom="0.111in" loext:contextual-spacing="false" fo:line-height="0.25in" fo:text-align="start" style:justify-single-word="false" fo:text-indent="-0.25in" style:auto-text-indent="false"/>
    </style:style>
    <style:style style:name="P12" style:family="paragraph" style:parent-style-name="Standard" style:list-style-name="WWNum12">
      <style:paragraph-properties fo:margin-left="0.5in" fo:margin-right="0in" fo:margin-top="0in" fo:margin-bottom="0.111in" loext:contextual-spacing="false" fo:line-height="0.25in" fo:text-align="start" style:justify-single-word="false" fo:text-indent="-0.25in" style:auto-text-indent="false"/>
      <style:text-properties style:use-window-font-color="true" style:font-name="Times New Roman" fo:font-size="12pt" fo:letter-spacing="normal" fo:background-color="transparent" style:font-name-asian="Times New Roman1" style:font-size-asian="12pt" style:font-name-complex="Times New Roman1"/>
    </style:style>
    <style:style style:name="P13" style:family="paragraph" style:parent-style-name="Standard">
      <style:paragraph-properties fo:margin-top="0in" fo:margin-bottom="0in" loext:contextual-spacing="false" fo:line-height="0.25in" fo:text-align="start" style:justify-single-word="false"/>
      <style:text-properties officeooo:paragraph-rsid="000d21b2"/>
    </style:style>
    <style:style style:name="P14" style:family="paragraph" style:parent-style-name="Standard">
      <style:paragraph-properties fo:margin-top="0in" fo:margin-bottom="0in" loext:contextual-spacing="false" fo:line-height="0.25in" fo:text-align="start" style:justify-single-word="false"/>
      <style:text-properties officeooo:paragraph-rsid="000ed4a3"/>
    </style:style>
    <style:style style:name="P15" style:family="paragraph" style:parent-style-name="Standard" style:list-style-name="WWNum12">
      <style:paragraph-properties fo:margin-left="0.25in" fo:margin-right="0in" fo:margin-top="0in" fo:margin-bottom="0.111in" loext:contextual-spacing="false" fo:line-height="0.25in" fo:text-align="start" style:justify-single-word="false" fo:text-indent="0in" style:auto-text-indent="false"/>
      <style:text-properties officeooo:rsid="00108e36" officeooo:paragraph-rsid="00108e36"/>
    </style:style>
    <style:style style:name="P16" style:family="paragraph" style:parent-style-name="Standard">
      <style:paragraph-properties fo:margin-left="0.25in" fo:margin-right="0in" fo:margin-top="0in" fo:margin-bottom="0.111in" loext:contextual-spacing="false" fo:line-height="0.25in" fo:text-align="start" style:justify-single-word="false" fo:text-indent="0in" style:auto-text-indent="false"/>
      <style:text-properties officeooo:rsid="00108e36" officeooo:paragraph-rsid="00108e36"/>
    </style:style>
    <style:style style:name="T1" style:family="text">
      <style:text-properties style:use-window-font-color="true" style:font-name="Times New Roman" fo:font-size="12pt" fo:letter-spacing="normal" fo:font-style="italic" fo:font-weight="bold" fo:background-color="transparent" loext:char-shading-value="0" style:font-name-asian="Times New Roman1" style:font-size-asian="12pt" style:font-style-asian="italic" style:font-weight-asian="bold" style:font-name-complex="Times New Roman1"/>
    </style:style>
    <style:style style:name="T2" style:family="text">
      <style:text-properties style:use-window-font-color="true" style:font-name="Times New Roman" fo:font-size="12pt" fo:letter-spacing="normal" fo:background-color="transparent" loext:char-shading-value="0" style:font-name-asian="Times New Roman1" style:font-size-asian="12pt" style:font-name-complex="Times New Roman1"/>
    </style:style>
    <style:style style:name="T3" style:family="text">
      <style:text-properties style:use-window-font-color="true" style:font-name="Times New Roman" fo:font-size="12pt" fo:letter-spacing="normal" fo:background-color="transparent" loext:char-shading-value="0" style:font-name-asian="Times New Roman1" style:font-size-asian="12pt" style:font-name-complex="Times New Roman1"/>
    </style:style>
    <style:style style:name="T4" style:family="text">
      <style:text-properties style:use-window-font-color="true" style:font-name="Times New Roman" fo:font-size="12pt" fo:letter-spacing="normal" officeooo:rsid="000d21b2" fo:background-color="transparent" loext:char-shading-value="0" style:font-name-asian="Times New Roman1" style:font-size-asian="12pt" style:font-name-complex="Times New Roman1"/>
    </style:style>
    <style:style style:name="T5" style:family="text">
      <style:text-properties style:use-window-font-color="true" style:font-name="Times New Roman" fo:font-size="12pt" fo:letter-spacing="normal" fo:background-color="#ffff00" loext:char-shading-value="0" style:font-name-asian="Times New Roman1" style:font-size-asian="12pt" style:font-name-complex="Times New Roman1"/>
    </style:style>
    <style:style style:name="T6" style:family="text">
      <style:text-properties style:use-window-font-color="true" style:font-name="Calibri" fo:font-size="11pt" fo:letter-spacing="normal" fo:background-color="transparent" loext:char-shading-value="0" style:font-name-asian="Calibri1" style:font-size-asian="11pt" style:font-name-complex="Calibri1"/>
    </style:style>
    <style:style style:name="T7" style:family="text">
      <style:text-properties fo:font-variant="normal" fo:text-transform="none" style:use-window-font-color="true" style:font-name="Times New Roman" fo:font-size="12pt" fo:letter-spacing="normal" fo:font-style="normal" fo:font-weight="normal" fo:background-color="transparent" loext:char-shading-value="0" style:font-name-asian="Times New Roman1" style:font-size-asian="12pt" style:font-name-complex="Times New Roman1"/>
    </style:style>
    <style:style style:name="T8" style:family="text">
      <style:text-properties fo:font-variant="normal" fo:text-transform="none" style:use-window-font-color="true" style:font-name="Times New Roman" fo:font-size="12pt" fo:letter-spacing="normal" fo:font-style="normal" fo:font-weight="normal" officeooo:rsid="000d21b2" fo:background-color="transparent" loext:char-shading-value="0" style:font-name-asian="Times New Roman1" style:font-size-asian="12pt" style:font-name-complex="Times New Roman1"/>
    </style:style>
    <style:style style:name="T9" style:family="text">
      <style:text-properties fo:font-variant="normal" fo:text-transform="none" style:use-window-font-color="true" style:font-name="Times New Roman" fo:font-size="12pt" fo:letter-spacing="normal" fo:font-style="normal" fo:font-weight="normal" officeooo:rsid="000ed4a3" fo:background-color="transparent" loext:char-shading-value="0" style:font-name-asian="Times New Roman1" style:font-size-asian="12pt"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matör Telsizci Barış Dinç Röportaj Soruları</text:span></text:p>
      <text:list xml:id="list1575126288" text:style-name="WWNum2">
        <text:list-item>
          <text:p text:style-name="P10"><text:span text:style-name="T2">Sizin için</text:span><text:span text:style-name="T3"> Ama</text:span><text:span text:style-name="T4">t</text:span><text:span text:style-name="T3">ör Telsizcilik Nedir nasıl tanımlarsınız ?</text:span></text:p>
        </text:list-item>
      </text:list>
      <text:p text:style-name="P13"><text:span text:style-name="Strong_20_Emphasis"><text:span text:style-name="T8"/></text:span></text:p>
      <text:p text:style-name="P13"><text:span text:style-name="Strong_20_Emphasis"><text:span text:style-name="T8">Kanunda yer alan tam tarifi ile “</text:span></text:span><text:span text:style-name="Strong_20_Emphasis"><text:span text:style-name="T7">Hiçbir maddi çıkar gözetmeksizin sadece kişisel istek ve çaba ile radyo ve haberleşme tekniği alanında kişinin kendisini yetiştirmeye yönelik olarak, ulusal ve uluslararası yönetmeliklere bağlı kalmak şartıyla gösterdiği etkinliklerin tümüne birden RADYO AMATÖRLÜĞÜ veya AMATÖR TELSİZCİLİK, bu etkinlikleri yürütmeye uygun olduğunun belirlenmesi sonucunda kendilerine amatör telsizcilik belgesi verilmiş olan kişilere de RADYO AMATÖRÜ veya AMATÖR TELSİZCİ denir.”<text:line-break/></text:span></text:span><text:span text:style-name="Strong_20_Emphasis"><text:span text:style-name="T8">Aslında bu tariften de anlaşılacağı üzere bugün “Maker” denilen, yani pekçok teknik konuya meraklı olup kendini geliştirerek vaktibini “üretme” hobisi ile dolduran kişidir “Rayo Amatörü”.</text:span></text:span></text:p>
      <text:p text:style-name="P13"><text:span text:style-name="Strong_20_Emphasis"><text:span text:style-name="T8">Özellikle “Haberleşme” alanındaki ilgileri ile pek çok buluşun da öncülüğünü yapmıştır.</text:span></text:span></text:p>
      <text:p text:style-name="P13"><text:span text:style-name="Strong_20_Emphasis"><text:span text:style-name="T8">Bu meraklı kitlenin sayısı dünyadaki pek çok ülkede ülkemizdeki sayıya oranla çok fazladır, </text:span></text:span><text:span text:style-name="Strong_20_Emphasis"><text:span text:style-name="T9">Amerika 800 bin, Japonya 500 bin.. toplamda 2 milyona yakın.</text:span></text:span></text:p>
      <text:p text:style-name="P14"><text:span text:style-name="Strong_20_Emphasis"><text:span text:style-name="T8"/></text:span></text:p>
      <text:list xml:id="list122251601519772" text:continue-numbering="true" text:style-name="WWNum2">
        <text:list-item>
          <text:p text:style-name="P5"><text:span text:style-name="T3">Barış Bey, 20 yıldan uzun bir süredir amatör telsizcilik alanında çalışmalar yapıyorsunuz. Acaba amatör telsizciliğe başlamanızda sizi etkileyen spesifik bir olay, kişi ya da unsur var mıydı? Eğer varsa bunlardan bi</text:span><text:span text:style-name="T2">raz bahsedebilir misiniz?</text:span></text:p>
        </text:list-item>
      </text:list>
      <text:p text:style-name="P3"><text:span text:style-name="T2">Neredeyse amatör telsizcilik ülkmizde serbest bırakıldığı 1980'li yıllardan beridir bu hobi ile yakından ilgileniyorum. Bu hobiye başlamamın en büyük nedenlerinden biri bu konuya babaım ilgisi ve evde bulunan radyo amatörlüğü, elektronk ve haberleşme ile ilgili dergiler.</text:span></text:p>
      <text:p text:style-name="P3"><text:span text:style-name="T2">Bu dergiler hem benim bugünkü mesleğim olan "Elektronik Mühendisliği"ni seçmeme hem de ömrüm boyunca çok severek yapacağın eşsiz bir hobiye sahip olmamı sağladı.</text:span></text:p>
      <text:p text:style-name="P4"/>
      <text:list xml:id="list3090750029" text:style-name="WWNum4">
        <text:list-item>
          <text:p text:style-name="P6"><text:span text:style-name="T2">Amatör telsizcilik kapsamında neler yapılabildiğinden ve bu konudaki önemli edinimlerinizen söz edebilirmisiniz.</text:span></text:p>
        </text:list-item>
      </text:list>
      <text:p text:style-name="P3"><text:span text:style-name="T2">İlk yıllarında, ki o yıllarda şehirler arası telefon görüşmesi yapabilmek bir yana telefon bulunan ev sayısının bile çok az olduğu yıllarda çatılara kurduğumuz antenlerle uluslararası görüşmeler yapıyorduk. Bunu anlattığımızda pek kimseyi inandıramıyorduk ama belki de 80'li yılların internetine benzer bir uğraşımız vardı. <text:s/></text:span></text:p>
      <text:p text:style-name="P3"><text:span text:style-name="T2">Önceleri mors haberleşmesi ile başladığım uzak mesafe görüimelerime ortaokulda yanacı dil öğrenmeye başladığımda sesli görüşmeler ve dünyanın dört bir yanından arkadaşlar edinerek devam ettim. Arkadaşlarımın mektup arkadaşları vardı benimse dünyanın dört bir yanından amatör telsizci dostlarım vardı.</text:span></text:p>
      <text:p text:style-name="P3"><text:span text:style-name="T2">1990 yılında üniversiteyi kazanıp Ankara Üniversitesinde Elektronik Mühendsliği okumaya </text:span><text:soft-page-break/><text:span text:style-name="T2">geldiğimde öürendim ki bölüm başkanımız rahmetli Prof. Dr. Önder Tüzünalp'te amatör telsizciymiş ve bölüme bir amatör telsiz istasyonu kurmaya çalışıyormuş. 4 Yıllık üniversite öğrenimim boyunca bölümdeki istasyonu çalıştırdım ve telsiz kullanarak ilk dijital haberleşmeyi sağladım. 90'lı yılların başında uluslararsı bilgisayr haberleşmesi ve telsiz üzerinden internet kullanımı gibi pek çok ilki bu hobi ile birlikte yaşadım.</text:span></text:p>
      <text:p text:style-name="P3"><text:span text:style-name="T2">2000'li yıllar ve sonrasında hobinin daha çok uzaya bakan yüz olam amatör haberleşme uyduları ile ilgilendim ve bu alanda kendimi geliştirerek bu aanda ülkemizdeki önderlerden oldum.</text:span></text:p>
      <text:p text:style-name="P3"><text:span text:style-name="T2">Bu hobi sayesinde pek çok ilki yaşama şansım oldu.</text:span></text:p>
      <text:p text:style-name="P4"/>
      <text:list xml:id="list1627639485" text:style-name="WWNum6">
        <text:list-item>
          <text:p text:style-name="P7"><text:span text:style-name="T2">Amatör telsizciliğin doğal afetler sırasında ve sonrasında yetkililer ve afet bölgesi arasındaki iletişime etkileri noktasında öneminden bahsedebilir misiniz? Sizce bu önem Türkiye’de neden uzun süreler göz ardı edilmiştir? Bugün Türkiye’de bu konuya gereken önemin verildiğini düşünüyor musunuz? Daha geniş bir perspektiften baktığımızda dünya geneli hakkında bu konuyla ilgili neler söyleyebilirsiniz?</text:span></text:p>
        </text:list-item>
      </text:list>
      <text:p text:style-name="P3"><text:span text:style-name="T2">Deprem ile ve depremde amatör telsizciliğin önemi ile ilk olarak Rize'deki istasyonumdan Erzincan Depremi'nde (1992), daha sonra Ankara Üniersitesindeki istasyondan Dinar (1995) depreminde haberleşmeye katkı sağlamaya çalıştım. Ama 1999 daki Kocaeli Depremi'nde tüm haberleşme teçhizatımı toplayarak Sakarya ilindeki kriz masasının Ankara haberleşmesini sağladım. Bir yandan da arama kurtarma faaliyetlerine yardımcı olmaya çalıştım. Ardından Düzce Depremi'nde (1999) Kaynaşlı'da bir istasyon kurarak faaliyetlerimi sürdürdüm. Bu depremler Afet Durum Haberleşmesi'nde Amatör Telsizcilerin ne kadar önemli bir ihtiyacı karşıladığının farkedilmesinde önemli bir etkisi oldu ve ardından amatör telsizcilik ile afet haberleşmesi birlikte anılmaya ve bilinmeye başlandı.</text:span></text:p>
      <text:p text:style-name="P3"><text:span text:style-name="T2">Afet durumunda bölge halkından olan kişilerin öncelikleri kendilieri ve aileleri olduğundan ve genelde ikincil görev tanımı ile afet konusu ile ilgilendiklerinden hem bölgede bulunan hem de ülke çapında faaliyetlere destek veren amatör telsizciler çok daha hızlı koordine olabilmekte ve konuya müdahalelerni ve desteklerini oluşturabilmektedirler.</text:span></text:p>
      <text:p text:style-name="P3"><text:span text:style-name="T2">Ne yazık ki ülkemizde 1982'ye kadar kanunlarla yasaklanan bu hobi oldukça yavaş gelişti. Her anlamda, hem hobinin teknik içeriği ve faaliyetleri hem de afet haberleşme faaliyetleri ile.</text:span></text:p>
      <text:p text:style-name="P3"><text:span text:style-name="T2">Şüphesiz ki Amatör telsizcilik daha iyi bir şekilde desteklenebilir, gereken koordinasyonun önümüzdeki yıllarda katlanarak artacağını ve amatör telsiciliğin haettiği desteği bulacağına inanıyorum.</text:span></text:p>
      <text:p text:style-name="P3"><text:span text:style-name="T2">Dünyada pek çok ülkede amatör telsizciler hem haberleşmenin gelişmesine katkı sağlayan hem teknolojinin ileri götürülmesinde önderlik yapmakta hem de afet haberleşmesi ve koordinasyonunda önemli görevler üstlenmektedir. Ülkemizde de bu koordinasyonun ve bilinirliğin artmasını öngörmekteyz.</text:span></text:p>
      <text:p text:style-name="P4"><text:soft-page-break/></text:p>
      <text:list xml:id="list2558777801" text:style-name="WWNum8">
        <text:list-item>
          <text:p text:style-name="P8"><text:span text:style-name="T2">Barış Bey, 1999 Depremindeki tecrübelerinizi blogunuzdan okuduk. Ancak bir de sizin ağzınızdan duymayı çok isteriz. O günü bize bir amatör telsizcinin gözünden anlatabilir misiniz? O gün orada bulunmanızın Türkiye ve amatör telsizcilik açısından etkileri neler olmuştur? Sizce yaşanılanlar amatör telsizciliğin geleceğini etkiledi mi? Etkilediyse bu etkiler neler oldu?</text:span></text:p>
        </text:list-item>
      </text:list>
      <text:p text:style-name="P3"><text:span text:style-name="T2">Deprem gece 3 sıralarında olmuştu. Uyandık elektrik yoktu. Deprem oldupunu ve pek çok yeri etkilediğini anlar anlamaz eve girip telsizlerimi aramaya bağladım. Araba aküsünden çalıştırddığım telsizleirmle İstanbul'daki amatörlerle haberleşip depremin Ankara İstanbul arasında br yerlerde olduğuna kanaat getirerek onlar güneye doğru gelirken bizde tüm haberleşme ekipmanımızı arabaya doldurup kuzeye doğru yönlendik. Sakarya şehrine geldiğimde gördüklerime inanamadım. koca bir şehir yok olmuş gibiydi. Valilik önünde bir istasyın kurarak Ankara'da İç İşleri Bakanlığı'na kurulan amatör telsiz istasyonu ile iletişimi sağlayarak afet haberleşmesinin önemini gösterdik.</text:span></text:p>
      <text:p text:style-name="P3"><text:span text:style-name="T2">Orda yaşadıklarım hi unutamayacağım şeyler, her yönüyle.. Dayanışma, yardımlaşma... Ölüm ve yaşamın ve kocaman bir çaresizliğin özetidir benim için Sakarya.... Ama herkesin bir ucundan tuttuğunda en zor anların bile nasıl birlikte aşılabildiğinin.</text:span></text:p>
      <text:p text:style-name="P3"><text:span text:style-name="T2">BU deprem sonrasında amatör telsizcilik ve afet haberleşmesi kavramı çok daha bilinir oldu, kurumlar amatörleri tanır oldu ve belki de ilk birlikte planlamalar hayata geçirilmeye başlandı.</text:span></text:p>
      <text:p text:style-name="P4"/>
      <text:p text:style-name="P4"/>
      <text:list xml:id="list2691800873" text:style-name="WWNum10">
        <text:list-item>
          <text:p text:style-name="P9"><text:span text:style-name="T2">1999 Gölcük Depremi dışında Türkiye’de ya da yurtdışında herhangi bir afet anında telsizcilik çalışmalarınız oldu mu? Başka depremlerde de aktif rol aldınız mı? Türkiye’de ya da yurtdışında herhangi bir kurum/kuruluş ile beraber çalıştınız mı veya aktif olarak çalışıyor musunuz? Bizimle paylaşabilir misiniz?</text:span></text:p>
        </text:list-item>
      </text:list>
      <text:p text:style-name="P4"/>
      <text:p text:style-name="P3"><text:span text:style-name="T2">Türkiye'ki pek çok depremde aktif olmaya çalışıyoruz. Artık neredeyse her amatör telsizci bu konuda çok bilinçli ve deneyimli bizler biraz daha ikinci plandayız ama bu alandaki çalışmalarımızı farklı teknolojilerin (örneğin uydu haberleşmesi, sayısal haberleşme) afet haberleşmesine entegre edimesi konusunda faaliyetlerimizle devam ediyoruz.</text:span></text:p>
      <text:p text:style-name="P3"><text:span text:style-name="T2"><text:s/></text:span></text:p>
      <text:list xml:id="list1171736706" text:style-name="WWNum12">
        <text:list-item>
          <text:p text:style-name="P11"><text:span text:style-name="T2">Amatör telsizciliğin günümüzdeki durumunu nasıl görüyorsunuz? Dünyada Türkiye’den farklı olarak amatör telsizcilik alanında neler yapılıyor? Sizce amatör telsizcilik Türkiye’de hak ettiği değeri görüyor mu? </text:span></text:p>
        </text:list-item>
        <text:list-item>
          <text:p text:style-name="P11"><text:span text:style-name="T5">Radyo Amatörlüğü kapsamında başkaca ne faaliyetler gerçekleştiriliyor ?</text:span></text:p>
          <text:p text:style-name="P15"><text:soft-page-break/>Radyo amatörleri her geçen gün daha zor haberleşme şartlarını aşmak için denemeler yapıyorlar.. Yakın dünya yyörüngesinde bulunan Uluslararasuı Uzay istasyonundaki astronotlarla görüşmek, uydular üzerinden diğer amatörlerle görüşme yapmanın yanısıra ay yüzeyinden 360 bin kilometreden siyallerini yansıtarak zor şartların oluştuğu haberleşmeleri gerçekleştirmek veya meteorların dünyaya girip yandıklarında arkalarında oluşan iyopn hüzmesinden sinyal yansıtarak haberleşmek bu uğraşların bazıları.</text:p>
          <text:p text:style-name="P15">Bu günlerde en popüler uğraşlardan biri Mars yörüngesindeki uyduların sinyallerini takip etmek.</text:p>
        </text:list-item>
      </text:list>
      <text:p text:style-name="P16">Yani kısaca Radyo amatörleri herzaman haberleşme alanında bir adım ilerd eoldular ve olmaya devam edecekler.</text:p>
      <text:p text:style-name="P16"/>
      <text:p text:style-name="P16"/>
      <text:list xml:id="list122252698414157" text:continue-numbering="true" text:style-name="WWNum12">
        <text:list-item>
          <text:p text:style-name="P15"/>
        </text:list-item>
        <text:list-item>
          <text:p text:style-name="P12"/>
        </text:list-item>
      </text:list>
      <text:p text:style-name="P1"><text:span text:style-name="T6">....</text:span></text:p>
      <text:p text:style-name="P1"><text:span text:style-name="T6">....</text:span></text:p>
      <text:p text:style-name="P1"><text:span text:style-name="T6">....</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aleway" svg:font-family="Raleway"/>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07T12:22:51.056216928</dc:date>
    <meta:editing-duration>PT6M41S</meta:editing-duration>
    <meta:editing-cycles>2</meta:editing-cycles>
    <meta:generator>LibreOffice/6.4.6.2$Linux_X86_64 LibreOffice_project/40$Build-2</meta:generator>
    <meta:document-statistic meta:table-count="0" meta:image-count="0" meta:object-count="0" meta:page-count="4" meta:paragraph-count="37" meta:word-count="1089" meta:character-count="8491" meta:non-whitespace-character-count="7444"/>
  </office:meta>
</office:document-meta>
</file>